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1" svg:font-family="'Noto Sans Mono CJK JP'" style:font-adornments="Regular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81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25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4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Go Mono"/>
    </style:style>
    <style:style style:name="P2" style:family="paragraph">
      <style:paragraph-properties fo:text-align="center"/>
      <style:text-properties style:font-name="Go Mono"/>
    </style:style>
    <style:style style:name="P3" style:family="paragraph">
      <loext:graphic-properties draw:fill="none" draw:fill-color="#ffffff"/>
      <style:text-properties style:font-name="Go Mono"/>
    </style:style>
    <style:style style:name="T1" style:family="text">
      <style:text-properties style:font-name="Go Mono"/>
    </style:style>
    <style:style style:name="T2" style:family="text">
      <style:text-properties style:text-position="sub 58%" style:font-name="Go Mono"/>
    </style:style>
    <style:style style:name="T3" style:family="text">
      <style:text-properties style:text-position="0% 100%" style:font-name="Go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7.35cm" svg:x2="11.541cm" svg:y2="7.35cm">
          <text:p/>
        </draw:line>
        <draw:line draw:style-name="gr2" draw:text-style-name="P1" draw:layer="layout" svg:x1="3.54cm" svg:y1="9.89cm" svg:x2="3.54cm" svg:y2="4.175cm">
          <text:p/>
        </draw:line>
        <draw:custom-shape draw:style-name="gr3" draw:text-style-name="P2" draw:layer="layout" svg:width="0.508cm" svg:height="0.508cm" svg:x="4.683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5.516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7.3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314cm" svg:height="0.738cm" svg:x="3.794cm" svg:y="5.469cm">
          <draw:text-box>
            <text:p><text:span text:style-name="T1">(x</text:span><text:span text:style-name="T2">1</text:span><text:span text:style-name="T1">, y</text:span><text:span text:style-name="T2">1</text:span><text:span text:style-name="T1">)</text:span></text:p>
          </draw:text-box>
        </draw:frame>
        <draw:frame draw:style-name="gr4" draw:text-style-name="P3" draw:layer="layout" svg:width="2.314cm" svg:height="0.738cm" svg:x="4.528cm" svg:y="8.39cm">
          <draw:text-box>
            <text:p><text:span text:style-name="T1">(x</text:span><text:span text:style-name="T2">2</text:span><text:span text:style-name="T1">, y</text:span><text:span text:style-name="T2">2</text:span><text:span text:style-name="T1">)</text:span></text:p>
          </draw:text-box>
        </draw:frame>
        <draw:frame draw:style-name="gr4" draw:text-style-name="P3" draw:layer="layout" svg:width="2.314cm" svg:height="0.738cm" svg:x="6.461cm" svg:y="4.937cm">
          <draw:text-box>
            <text:p><text:span text:style-name="T1">(x</text:span><text:span text:style-name="T2">3</text:span><text:span text:style-name="T1">, y</text:span><text:span text:style-name="T2">3</text:span><text:span text:style-name="T1">)</text:span></text:p>
          </draw:text-box>
        </draw:frame>
        <draw:frame draw:style-name="gr5" draw:text-style-name="P3" draw:layer="layout" svg:width="0.756cm" svg:height="0.738cm" svg:x="11.547cm" svg:y="6.993cm">
          <draw:text-box>
            <text:p><text:span text:style-name="T1">x</text:span></text:p>
          </draw:text-box>
        </draw:frame>
        <draw:frame draw:style-name="gr5" draw:text-style-name="P3" draw:layer="layout" svg:width="2.534cm" svg:height="0.738cm" svg:x="2.397cm" svg:y="3.437cm">
          <draw:text-box>
            <text:p><text:span text:style-name="T1">y = P(x)</text:span></text:p>
          </draw:text-box>
        </draw:frame>
        <draw:frame draw:style-name="gr5" draw:text-style-name="P3" draw:layer="layout" svg:width="0.756cm" svg:height="0.738cm" svg:x="2.809cm" svg:y="7.35cm">
          <draw:text-box>
            <text:p><text:span text:style-name="T1">0</text:span></text:p>
          </draw:text-box>
        </draw:frame>
        <draw:custom-shape draw:style-name="gr3" draw:text-style-name="P2" draw:layer="layout" svg:width="0.508cm" svg:height="0.508cm" svg:x="9.63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906cm" svg:height="0.738cm" svg:x="8.62cm" svg:y="7.755cm">
          <draw:text-box>
            <text:p><text:span text:style-name="T1">(</text:span><text:span text:style-name="T3">x</text:span><text:span text:style-name="T2">k+1</text:span><text:span text:style-name="T1">, y</text:span><text:span text:style-name="T2">k+1</text:span><text:span text:style-name="T1">)</text:span></text:p>
          </draw:text-box>
        </draw:frame>
        <draw:custom-shape draw:style-name="gr3" draw:text-style-name="P2" draw:layer="layout" svg:width="0.508cm" svg:height="0.508cm" svg:x="3.28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314cm" svg:height="0.738cm" svg:x="1.226cm" svg:y="6.358cm">
          <draw:text-box>
            <text:p><text:span text:style-name="T1">(</text:span><text:span text:style-name="T3">x</text:span><text:span text:style-name="T2">0</text:span><text:span text:style-name="T1">, y</text:span><text:span text:style-name="T2">0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1" svg:font-family="'Noto Sans Mono CJK JP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8T10:04:03.336000000</meta:creation-date>
    <meta:editing-duration>PT13M42S</meta:editing-duration>
    <meta:editing-cycles>18</meta:editing-cycles>
    <meta:generator>LibreOffice/24.2.0.3$Windows_X86_64 LibreOffice_project/da48488a73ddd66ea24cf16bbc4f7b9c08e9bea1</meta:generator>
    <dc:title>A4_Landscape</dc:title>
    <dc:date>2024-04-08T11:01:10.589000000</dc:date>
    <meta:document-statistic meta:object-count="15"/>
    <meta:template xlink:type="simple" xlink:actuate="onRequest" xlink:title="A4_Landscape" xlink:href="../../AppData/Roaming/LibreOffice/4/user/template/A4_Landscape.otg" meta:date="2024-04-08T10:04:02.524000000"/>
  </office:meta>
</office:document-meta>
</file>